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pd1" office:value-type="string" calcext:value-type="string">
            <text:p>processed_scene_id</text:p>
          </table:table-cell>
          <table:table-cell table:style-name="pd1" office:value-type="string" calcext:value-type="string">
            <text:p>error_scene_id</text:p>
          </table:table-cell>
          <table:table-cell table:style-name="pd1" office:value-type="string" calcext:value-type="string">
            <text:p>error_cau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오레오로 찍힘 : 이미지 커터칼로변경필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촬영 중간에 물체 바뀜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박스가 넘쳐서 다시 촬영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허공찍힘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물체 포클 누락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물체에 비닐씌여있음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물체에 비닐씌여있음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Error in reading image: 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10-27T01:56:21.480499162</dc:date>
    <meta:editing-duration>PT2M16S</meta:editing-duration>
    <meta:editing-cycles>1</meta:editing-cycles>
    <meta:document-statistic meta:table-count="1" meta:cell-count="2580" meta:object-count="0"/>
  </office:meta>
</office:document-meta>
</file>